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5c7e" officeooo:paragraph-rsid="00195c7e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95c7e" officeooo:paragraph-rsid="00195c7e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95c7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195c7e"/>
    </style:style>
    <style:style style:name="T1" style:family="text">
      <style:text-properties style:font-name="Cambria" fo:font-size="11pt" fo:font-weight="normal" style:font-size-asian="11pt" style:font-weight-asian="normal"/>
    </style:style>
    <style:style style:name="T2" style:family="text">
      <style:text-properties style:font-name="Cambria" fo:font-size="16pt" fo:font-weight="bold" style:font-size-asian="16pt" style:font-weight-asian="bold"/>
    </style:style>
    <style:style style:name="T3" style:family="text">
      <style:text-properties style:font-name="Cambria" fo:font-size="16pt" fo:font-weight="bold" officeooo:rsid="00195c7e" style:font-size-asian="16pt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Bi</text:span><text:span text:style-name="T2">t Torrent Project: </text:span><text:span text:style-name="T3">Feedback</text:span></text:p>
      <text:list xml:id="list4443075454145151920" text:style-name="L2">
        <text:list-header>
          <text:p text:style-name="P3"/>
        </text:list-header>
        <text:list-item>
          <text:p text:style-name="P2"><text:span text:style-name="T1">Create clearer instructions. While the reading materials are helpful, there is a disconnect between the class theory and the coding. There is no real coding discussion and we barely spoke about Bit Torrents in class, despite that we discussed P2P connections.</text:span></text:p>
        </text:list-item>
        <text:list-item>
          <text:p text:style-name="P2"><text:span text:style-name="T1">Describe the project more in-depth. Again, it would be helpful to talk more about the coding aspect of the project in class. We only learned about TCP sockets.</text:span></text:p>
        </text:list-item>
        <text:list-item>
          <text:p text:style-name="P2"><text:span text:style-name="T1">In some ways, we felt that making this torrent is not something we learned from the course. </text:span></text:p>
        </text:list-item>
      </text:list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wel </meta:initial-creator>
    <meta:creation-date>2014-07-15T20:53:18.878742551</meta:creation-date>
    <dc:date>2014-07-15T20:59:26.227464051</dc:date>
    <dc:creator>jewel </dc:creator>
    <meta:editing-duration>P0D</meta:editing-duration>
    <meta:editing-cycles>1</meta:editing-cycles>
    <meta:document-statistic meta:table-count="0" meta:image-count="0" meta:object-count="0" meta:page-count="1" meta:paragraph-count="5" meta:word-count="94" meta:character-count="543" meta:non-whitespace-character-count="456"/>
    <meta:generator>LibreOffice/4.2.3.3$Linux_X86_64 LibreOffice_project/420m0$Build-3</meta:generator>
  </office:meta>
</office:document-meta>
</file>